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12.409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604cm"/>
    </style:style>
    <style:style style:name="Tabela2.B" style:family="table-column">
      <style:table-column-properties style:column-width="2.805cm"/>
    </style:style>
    <style:style style:name="Tabela2.C" style:family="table-column">
      <style:table-column-properties style:column-width="9.604cm"/>
    </style:style>
    <style:style style:name="Tabela2.A1" style:family="table-cell">
      <style:table-cell-properties fo:padding="0.097cm" fo:border="none"/>
    </style:style>
    <style:style style:name="Tabela2.B2" style:family="table-cell">
      <style:table-cell-properties fo:background-color="#eeeeee" fo:padding="0.097cm" fo:border="none">
        <style:background-image/>
      </style:table-cell-properties>
    </style:style>
    <style:style style:name="Tabela5" style:family="table">
      <style:table-properties style:width="4.41cm" table:align="margins"/>
    </style:style>
    <style:style style:name="Tabela5.A" style:family="table-column">
      <style:table-column-properties style:column-width="2.205cm" style:rel-column-width="32767*"/>
    </style:style>
    <style:style style:name="Tabela5.B" style:family="table-column">
      <style:table-column-properties style:column-width="2.205cm" style:rel-column-width="32768*"/>
    </style:style>
    <style:style style:name="Tabela5.A1" style:family="table-cell">
      <style:table-cell-properties fo:padding="0.097cm" fo:border="none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604cm"/>
    </style:style>
    <style:style style:name="Tabela3.B" style:family="table-column">
      <style:table-column-properties style:column-width="2.805cm"/>
    </style:style>
    <style:style style:name="Tabela3.C" style:family="table-column">
      <style:table-column-properties style:column-width="9.604cm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604cm"/>
    </style:style>
    <style:style style:name="Tabela4.B" style:family="table-column">
      <style:table-column-properties style:column-width="12.409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Standard">
      <style:text-properties fo:color="#1b75bc" fo:font-weight="bold" officeooo:rsid="001ac8ad" officeooo:paragraph-rsid="001ac8ad" style:font-weight-asian="bold" style:font-weight-complex="bold"/>
    </style:style>
    <style:style style:name="P2" style:family="paragraph" style:parent-style-name="Table_20_Contents">
      <style:text-properties officeooo:rsid="001708af" officeooo:paragraph-rsid="001708af"/>
    </style:style>
    <style:style style:name="P3" style:family="paragraph" style:parent-style-name="Table_20_Contents">
      <style:text-properties officeooo:rsid="0018e7bd" officeooo:paragraph-rsid="0018e7bd"/>
    </style:style>
    <style:style style:name="P4" style:family="paragraph" style:parent-style-name="Table_20_Contents">
      <style:text-properties officeooo:rsid="001ac8ad" officeooo:paragraph-rsid="001ac8ad"/>
    </style:style>
    <style:style style:name="P5" style:family="paragraph" style:parent-style-name="Table_20_Contents">
      <style:paragraph-properties fo:text-align="center" style:justify-single-word="false"/>
      <style:text-properties officeooo:rsid="001ac8ad" officeooo:paragraph-rsid="001ac8ad"/>
    </style:style>
    <style:style style:name="P6" style:family="paragraph" style:parent-style-name="Table_20_Contents">
      <style:text-properties officeooo:paragraph-rsid="001c2ce8"/>
    </style:style>
    <style:style style:name="P7" style:family="paragraph" style:parent-style-name="Table_20_Contents">
      <style:paragraph-properties fo:text-align="center" style:justify-single-word="false"/>
      <style:text-properties officeooo:rsid="001dfc88" officeooo:paragraph-rsid="001dfc88"/>
    </style:style>
    <style:style style:name="P8" style:family="paragraph" style:parent-style-name="Table_20_Contents">
      <style:paragraph-properties fo:text-align="center" style:justify-single-word="false"/>
      <style:text-properties officeooo:rsid="00200bd6" officeooo:paragraph-rsid="00200bd6"/>
    </style:style>
    <style:style style:name="P9" style:family="paragraph" style:parent-style-name="Table_20_Contents">
      <style:text-properties officeooo:rsid="00209c3f" officeooo:paragraph-rsid="00209c3f"/>
    </style:style>
    <style:style style:name="P10" style:family="paragraph" style:parent-style-name="Table_20_Contents">
      <style:paragraph-properties fo:text-align="center" style:justify-single-word="false"/>
      <style:text-properties officeooo:rsid="00209c3f" officeooo:paragraph-rsid="00209c3f"/>
    </style:style>
    <style:style style:name="P11" style:family="paragraph" style:parent-style-name="Table_20_Contents">
      <style:text-properties officeooo:rsid="00224d09" officeooo:paragraph-rsid="00224d09"/>
    </style:style>
    <style:style style:name="P12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13" style:family="paragraph" style:parent-style-name="Table_20_Contents">
      <style:text-properties officeooo:rsid="0023bc45" officeooo:paragraph-rsid="0023bc45"/>
    </style:style>
    <style:style style:name="P14" style:family="paragraph" style:parent-style-name="Table_20_Contents">
      <style:text-properties officeooo:paragraph-rsid="0023bc45"/>
    </style:style>
    <style:style style:name="P15" style:family="paragraph" style:parent-style-name="Table_20_Contents">
      <style:text-properties officeooo:rsid="00272060" officeooo:paragraph-rsid="00272060"/>
    </style:style>
    <style:style style:name="P16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17" style:family="paragraph" style:parent-style-name="Table_20_Contents">
      <style:text-properties officeooo:rsid="00287552" officeooo:paragraph-rsid="00287552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officeooo:rsid="00209c3f" officeooo:paragraph-rsid="00209c3f" style:font-weight-asian="bold" style:font-weight-complex="bold"/>
    </style:style>
    <style:style style:name="P20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21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22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23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24" style:family="paragraph" style:parent-style-name="Table_20_Contents">
      <style:text-properties fo:font-weight="bold" officeooo:paragraph-rsid="0041106e" style:font-weight-asian="bold" style:font-weight-complex="bold"/>
    </style:style>
    <style:style style:name="P25" style:family="paragraph" style:parent-style-name="Table_20_Contents">
      <style:text-properties officeooo:rsid="002c80fa" officeooo:paragraph-rsid="002c80fa"/>
    </style:style>
    <style:style style:name="P26" style:family="paragraph" style:parent-style-name="Table_20_Contents">
      <style:text-properties officeooo:rsid="002c80fa" officeooo:paragraph-rsid="0030e956"/>
    </style:style>
    <style:style style:name="P27" style:family="paragraph" style:parent-style-name="Table_20_Contents">
      <style:paragraph-properties fo:text-align="start" style:justify-single-word="false"/>
      <style:text-properties officeooo:rsid="002c80fa" officeooo:paragraph-rsid="002c80fa"/>
    </style:style>
    <style:style style:name="P28" style:family="paragraph" style:parent-style-name="Table_20_Contents">
      <style:text-properties officeooo:rsid="002c80fa" officeooo:paragraph-rsid="0041106e"/>
    </style:style>
    <style:style style:name="P29" style:family="paragraph" style:parent-style-name="Table_20_Contents">
      <style:text-properties fo:color="#1b75bc" fo:font-weight="bold" officeooo:rsid="002c80fa" officeooo:paragraph-rsid="002c80fa" style:font-weight-asian="bold" style:font-weight-complex="bold"/>
    </style:style>
    <style:style style:name="P30" style:family="paragraph" style:parent-style-name="Table_20_Contents">
      <style:text-properties fo:color="#1b75bc" fo:font-weight="bold" officeooo:rsid="002c80fa" officeooo:paragraph-rsid="0030e956" style:font-weight-asian="bold" style:font-weight-complex="bold"/>
    </style:style>
    <style:style style:name="P31" style:family="paragraph" style:parent-style-name="Table_20_Contents">
      <style:text-properties fo:color="#1b75bc" fo:font-weight="bold" officeooo:rsid="0018e7bd" officeooo:paragraph-rsid="0018e7bd" style:font-weight-asian="bold" style:font-weight-complex="bold"/>
    </style:style>
    <style:style style:name="P32" style:family="paragraph" style:parent-style-name="Table_20_Contents">
      <style:text-properties fo:color="#1b75bc" fo:font-weight="bold" officeooo:rsid="001708af" officeooo:paragraph-rsid="001708af" style:font-weight-asian="bold" style:font-weight-complex="bold"/>
    </style:style>
    <style:style style:name="P33" style:family="paragraph" style:parent-style-name="Table_20_Contents">
      <style:text-properties fo:color="#1b75bc" fo:font-weight="bold" officeooo:rsid="0023bc45" officeooo:paragraph-rsid="0023bc45" style:font-weight-asian="bold" style:font-weight-complex="bold"/>
    </style:style>
    <style:style style:name="P34" style:family="paragraph" style:parent-style-name="Table_20_Contents">
      <style:text-properties fo:color="#1b75bc" fo:font-weight="bold" officeooo:rsid="0030e956" officeooo:paragraph-rsid="0030e956" style:font-weight-asian="bold" style:font-weight-complex="bold"/>
    </style:style>
    <style:style style:name="P35" style:family="paragraph" style:parent-style-name="Table_20_Contents">
      <style:text-properties fo:color="#1b75bc" fo:font-weight="bold" officeooo:rsid="00224d09" officeooo:paragraph-rsid="00224d0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1pt" officeooo:rsid="001708af" officeooo:paragraph-rsid="001708af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fo:font-size="16pt" fo:font-weight="bold" officeooo:rsid="001708af" officeooo:paragraph-rsid="001708af" style:font-size-asian="16pt" style:font-weight-asian="bold" style:font-size-complex="16pt" style:font-weight-complex="bold"/>
    </style:style>
    <style:style style:name="P38" style:family="paragraph" style:parent-style-name="Table_20_Contents">
      <style:text-properties officeooo:rsid="0030e956" officeooo:paragraph-rsid="0030e956"/>
    </style:style>
    <style:style style:name="P39" style:family="paragraph" style:parent-style-name="Table_20_Contents">
      <style:paragraph-properties fo:text-align="center" style:justify-single-word="false"/>
      <style:text-properties officeooo:rsid="0030e956" officeooo:paragraph-rsid="0030e956"/>
    </style:style>
    <style:style style:name="P40" style:family="paragraph" style:parent-style-name="Table_20_Contents">
      <style:text-properties officeooo:rsid="0033097b" officeooo:paragraph-rsid="0033097b"/>
    </style:style>
    <style:style style:name="P41" style:family="paragraph" style:parent-style-name="Table_20_Contents">
      <style:paragraph-properties fo:text-align="center" style:justify-single-word="false"/>
      <style:text-properties officeooo:rsid="0033097b" officeooo:paragraph-rsid="0033097b"/>
    </style:style>
    <style:style style:name="P42" style:family="paragraph" style:parent-style-name="Table_20_Contents">
      <style:text-properties officeooo:rsid="00272060" officeooo:paragraph-rsid="00272060"/>
    </style:style>
    <style:style style:name="P43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T1" style:family="text">
      <style:text-properties officeooo:rsid="001f4396"/>
    </style:style>
    <style:style style:name="T2" style:family="text">
      <style:text-properties officeooo:rsid="0022875e"/>
    </style:style>
    <style:style style:name="T3" style:family="text">
      <style:text-properties officeooo:rsid="00272060"/>
    </style:style>
    <style:style style:name="T4" style:family="text">
      <style:text-properties officeooo:rsid="00278a69"/>
    </style:style>
    <style:style style:name="T5" style:family="text">
      <style:text-properties officeooo:rsid="003309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rows-spanned="3" office:value-type="string">
            <text:p text:style-name="P29">Endereço</text:p>
            <text:p text:style-name="P27">Rua Doutor José</text:p>
            <text:p text:style-name="P27">Bento Corrêa, 545</text:p>
            <text:p text:style-name="P27">Bairro Protásio Alves,</text:p>
            <text:p text:style-name="P27">CEP: 91450-030</text:p>
            <text:p text:style-name="P27">Rio Grande do Sul,</text:p>
            <text:p text:style-name="P27">Porto Alegre</text:p>
          </table:table-cell>
          <table:table-cell table:style-name="Tabela1.A1" office:value-type="string">
            <text:p text:style-name="P37">Tiago O. De Farias</text:p>
            <text:p text:style-name="P36">Analista de Sistemas PHP</text:p>
          </table:table-cell>
        </table:table-row>
        <table:table-row>
          <table:covered-table-cell/>
          <table:table-cell table:style-name="Tabela1.A1" office:value-type="string">
            <text:p text:style-name="P32">Objetivo</text:p>
          </table:table-cell>
        </table:table-row>
        <table:table-row>
          <table:covered-table-cell/>
          <table:table-cell table:style-name="Tabela1.A1" office:value-type="string">
            <text:p text:style-name="P2">Atuar no desenvolvimento/análise de sistemas PHP, banco de dados, levantamento de requisítos e métodos ágeis.</text:p>
          </table:table-cell>
        </table:table-row>
        <table:table-row>
          <table:table-cell table:style-name="Tabela1.A1" table:number-rows-spanned="2" office:value-type="string">
            <text:p text:style-name="P29">Telefone</text:p>
            <text:p text:style-name="P25">51 9 9292 2705</text:p>
            <text:p text:style-name="P25"/>
            <text:p text:style-name="P30">E-mail</text:p>
            <text:p text:style-name="P28">tiago.farias.poa</text:p>
            <text:p text:style-name="P28">@gmail.com</text:p>
          </table:table-cell>
          <table:table-cell table:style-name="Tabela1.A1" office:value-type="string">
            <text:p text:style-name="P31">Sobre Mim</text:p>
          </table:table-cell>
        </table:table-row>
        <table:table-row>
          <table:covered-table-cell/>
          <table:table-cell table:style-name="Tabela1.A1" office:value-type="string">
            <text:p text:style-name="P3">Profissional com mais de 6 anos de experiência em desenvolvimento de software. Há alguns anos se empenha no estudo e aplicação de princípios S.O.L.I.D./GRASP e refatoração de código, mais recentemente tem se dedicado ao estudo de Domain-Driven design</text:p>
            <text:p text:style-name="P3">o qual também foi tema do trabalho de conclusão da pós-gradução.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"/>
          </table:table-cell>
          <table:table-cell table:style-name="Tabela2.A1" table:number-columns-spanned="2" office:value-type="string">
            <text:p text:style-name="P1">Formação</text:p>
          </table:table-cell>
          <table:covered-table-cell/>
        </table:table-row>
        <table:table-row>
          <table:table-cell table:style-name="Tabela2.A1" table:number-rows-spanned="4" office:value-type="string">
            <text:p text:style-name="P34">Redes Sociais</text:p>
            <text:p text:style-name="Table_20_Contents">github.com/tofarias</text:p>
            <text:p text:style-name="P26">bitbucket.org/tiagofarias</text:p>
            <text:p text:style-name="P26">tiagoodefarias.wordpress</text:p>
            <text:p text:style-name="P26">facebook.com/laravelrgs</text:p>
            <text:p text:style-name="P26">linkedin.com/in/tiago-</text:p>
            <text:p text:style-name="P26">farias1985</text:p>
            <text:p text:style-name="P26"/>
            <text:p text:style-name="P34">Conhecimento Técnico</text:p>
            <text:p text:style-name="P34"/>
            <table:table table:name="Tabela5" table:style-name="Tabela5">
              <table:table-column table:style-name="Tabela5.A"/>
              <table:table-column table:style-name="Tabela5.B"/>
              <table:table-row>
                <table:table-cell table:style-name="Tabela5.A1" office:value-type="string">
                  <text:p text:style-name="P38">PHP 7</text:p>
                </table:table-cell>
                <table:table-cell table:style-name="Tabela5.A1" office:value-type="string">
                  <text:p text:style-name="P39">95%</text:p>
                </table:table-cell>
              </table:table-row>
              <table:table-row>
                <table:table-cell table:style-name="Tabela5.A1" office:value-type="string">
                  <text:p text:style-name="P38">Laravel</text:p>
                </table:table-cell>
                <table:table-cell table:style-name="Tabela5.A1" office:value-type="string">
                  <text:p text:style-name="P39">90%</text:p>
                </table:table-cell>
              </table:table-row>
              <table:table-row>
                <table:table-cell table:style-name="Tabela5.A1" office:value-type="string">
                  <text:p text:style-name="P38">TDD/BDD</text:p>
                </table:table-cell>
                <table:table-cell table:style-name="Tabela5.A1" office:value-type="string">
                  <text:p text:style-name="P39">80%</text:p>
                </table:table-cell>
              </table:table-row>
              <table:table-row>
                <table:table-cell table:style-name="Tabela5.A1" office:value-type="string">
                  <text:p text:style-name="P38">S.O.L.I.D</text:p>
                </table:table-cell>
                <table:table-cell table:style-name="Tabela5.A1" office:value-type="string">
                  <text:p text:style-name="P39">95%</text:p>
                </table:table-cell>
              </table:table-row>
              <table:table-row>
                <table:table-cell table:style-name="Tabela5.A1" office:value-type="string">
                  <text:p text:style-name="P38">M.V.C</text:p>
                </table:table-cell>
                <table:table-cell table:style-name="Tabela5.A1" office:value-type="string">
                  <text:p text:style-name="P39">90%</text:p>
                </table:table-cell>
              </table:table-row>
              <table:table-row>
                <table:table-cell table:style-name="Tabela5.A1" office:value-type="string">
                  <text:p text:style-name="P38">GIT/SVN</text:p>
                </table:table-cell>
                <table:table-cell table:style-name="Tabela5.A1" office:value-type="string">
                  <text:p text:style-name="P39">75%</text:p>
                </table:table-cell>
              </table:table-row>
              <table:table-row>
                <table:table-cell table:style-name="Tabela5.A1" office:value-type="string">
                  <text:p text:style-name="P38">CakePHP</text:p>
                </table:table-cell>
                <table:table-cell table:style-name="Tabela5.A1" office:value-type="string">
                  <text:p text:style-name="P39">70%</text:p>
                </table:table-cell>
              </table:table-row>
              <table:table-row>
                <table:table-cell table:style-name="Tabela5.A1" office:value-type="string">
                  <text:p text:style-name="P38">Linux</text:p>
                </table:table-cell>
                <table:table-cell table:style-name="Tabela5.A1" office:value-type="string">
                  <text:p text:style-name="P39">75%</text:p>
                </table:table-cell>
              </table:table-row>
              <table:table-row>
                <table:table-cell table:style-name="Tabela5.A1" office:value-type="string">
                  <text:p text:style-name="P38">Oracle</text:p>
                </table:table-cell>
                <table:table-cell table:style-name="Tabela5.A1" office:value-type="string">
                  <text:p text:style-name="P39">7<text:span text:style-name="T5">5</text:span>%</text:p>
                </table:table-cell>
              </table:table-row>
              <table:table-row>
                <table:table-cell table:style-name="Tabela5.A1" office:value-type="string">
                  <text:p text:style-name="P40">Apigility</text:p>
                </table:table-cell>
                <table:table-cell table:style-name="Tabela5.A1" office:value-type="string">
                  <text:p text:style-name="P41">65%</text:p>
                </table:table-cell>
              </table:table-row>
              <table:table-row>
                <table:table-cell table:style-name="Tabela5.A1" office:value-type="string">
                  <text:p text:style-name="P40">Zend Expressive</text:p>
                </table:table-cell>
                <table:table-cell table:style-name="Tabela5.A1" office:value-type="string">
                  <text:p text:style-name="P41">60%</text:p>
                </table:table-cell>
              </table:table-row>
            </table:table>
            <text:p text:style-name="Table_20_Contents"/>
          </table:table-cell>
          <table:table-cell table:style-name="Tabela2.B2" office:value-type="string">
            <text:p text:style-name="P5">2014 – 2016</text:p>
            <text:p text:style-name="P7">Pós-Graduação</text:p>
            <text:p text:style-name="P5">UniRitter</text:p>
          </table:table-cell>
          <table:table-cell table:style-name="Tabela2.B2" office:value-type="string">
            <text:p text:style-name="Table_20_Contents"/>
            <text:p text:style-name="P18">Sist<text:span text:style-name="T1">emas </text:span>de Informação com Métodos Ágeis</text:p>
          </table:table-cell>
        </table:table-row>
        <table:table-row>
          <table:covered-table-cell/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Table_20_Contents">Tópicos principais: Práticas de Desenvolvimento Ágil, Design Patterns, Smells e Refatoring, Arquiteturas para Web, Testes Ágeis de Software, Gerência de Projetos, Agile Coaching e Mentoring.</text:p>
            <text:p text:style-name="P6">Título do Artigo: ”Aplicação de Domain-Driven Design no Gerenciamento de GRU de Cronotacógrafo no Inmetro/RS”. https://github.com/tofarias/artigo-</text:p>
            <text:p text:style-name="P6">ddd/blob/master/artigo/artigo-domain-driven-design.pdf</text:p>
            <text:p text:style-name="Table_20_Contents">Orientador: M.e. Guilherme Silva de Lacerda.</text:p>
            <text:p text:style-name="Table_20_Contents">Endereço: Rua Orfanotrófio, 555 - Alto Petrópolis, Porto Alegre/RS</text:p>
          </table:table-cell>
        </table:table-row>
        <table:table-row>
          <table:covered-table-cell/>
          <table:table-cell table:style-name="Tabela2.B2" office:value-type="string">
            <text:p text:style-name="P7">2010 – 2013</text:p>
            <text:p text:style-name="P8">Graduação</text:p>
            <text:p text:style-name="P7">Faculdades QI</text:p>
          </table:table-cell>
          <table:table-cell table:style-name="Tabela2.B2" office:value-type="string">
            <text:p text:style-name="Table_20_Contents"/>
            <text:p text:style-name="P18">Análise e Desenvolvimento de Sistemas</text:p>
          </table:table-cell>
        </table:table-row>
        <table:table-row>
          <table:covered-table-cell/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Table_20_Contents">Tópicos principais: Serviços para Web, Gestão de Projetos, Segurança de Software, Engenharia de Software, Desenvolvimento Java O.O.</text:p>
            <text:p text:style-name="Table_20_Contents">Endereço: Av. Julho de Castilhos, 435 - Centro, Porto Alegre/RS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P10">2008 – 2010</text:p>
            <text:p text:style-name="P10">Técnico</text:p>
            <text:p text:style-name="P10">Faculdaed QI</text:p>
          </table:table-cell>
          <table:table-cell table:style-name="Tabela2.B2" office:value-type="string">
            <text:p text:style-name="P9"/>
            <text:p text:style-name="P19">Técnico em Informática</text:p>
          </table:table-cell>
        </table:table-row>
        <table:table-row>
          <table:table-cell table:style-name="Tabela2.A1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Table_20_Contents"/>
          </table:table-cell>
          <table:table-cell table:style-name="Tabela3.A1" table:number-columns-spanned="2" office:value-type="string">
            <text:p text:style-name="P35">Certificados/Eventos</text:p>
          </table:table-cell>
          <table:covered-table-cell/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1">Abril / 2017</text:p>
          </table:table-cell>
          <table:table-cell table:style-name="Tabela3.A1" office:value-type="string">
            <text:p text:style-name="P20">iMasters Certified Professional</text:p>
            <text:p text:style-name="P11">PHP - Boas práticas</text:p>
            <text:p text:style-name="P11"><text:soft-page-break/>http://certificacao.imasters.com.br/users/tiago-oliveira-de-farias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5</text:p>
            <text:p text:style-name="P12">UniRitter</text:p>
          </table:table-cell>
          <table:table-cell table:style-name="Tabela3.A1" office:value-type="string">
            <text:p text:style-name="P20">TDC - The Developer's Conference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2</text:p>
            <text:p text:style-name="P12">Faculdade QI</text:p>
          </table:table-cell>
          <table:table-cell table:style-name="Tabela3.A1" office:value-type="string">
            <text:p text:style-name="P20">Semana Acadêmica</text:p>
            <text:p text:style-name="P11">Participou como painelista - PHP: Codeigniter e Lumine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1</text:p>
            <text:p text:style-name="P12">CWI</text:p>
          </table:table-cell>
          <table:table-cell table:style-name="Tabela3.A1" office:value-type="string">
            <text:p text:style-name="P20">Projeto Crescer</text:p>
            <text:p text:style-name="P11">Treinamento com SQL Server, .Net e Java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1</text:p>
            <text:p text:style-name="P12">Target Trust</text:p>
          </table:table-cell>
          <table:table-cell table:style-name="Tabela3.A1" office:value-type="string">
            <text:p text:style-name="P20">Treinamento PHP</text:p>
            <text:p text:style-name="P11">Zend Framework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1</text:p>
            <text:p text:style-name="P12">Faculdade QI</text:p>
          </table:table-cell>
          <table:table-cell table:style-name="Tabela3.A1" office:value-type="string">
            <text:p text:style-name="P20">Trabalho voluntário</text:p>
            <text:p text:style-name="P11"><text:span text:style-name="T2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33">Experiência</text:p>
          </table:table-cell>
        </table:table-row>
        <table:table-row>
          <table:table-cell table:style-name="Tabela4.A2" table:number-rows-spanned="2" office:value-type="string">
            <text:p text:style-name="P15">07/2017 - hoje</text:p>
            <text:p text:style-name="P15">RZ2 Sistemas de Gestão</text:p>
          </table:table-cell>
          <table:table-cell table:style-name="Tabela4.B2" office:value-type="string">
            <text:p text:style-name="P22">Programador PHP</text:p>
          </table:table-cell>
        </table:table-row>
        <table:table-row>
          <table:covered-table-cell/>
          <table:table-cell table:style-name="Tabela4.A1" office:value-type="string">
            <text:p text:style-name="P15">Focado no desenvolvimento de APIs REST <text:span text:style-name="T4">seguindo a especificação JsonApi.org.</text:span> <text:span text:style-name="T4">Desenvolve c</text:span>om o framework Lumen <text:span text:style-name="T4">(Laravel)</text:span> e Doctrine. Atua no projeto “Treina Fácil” software de “gamificação”. <text:span text:style-name="T4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16">05/2017 – 06/2017</text:p>
            <text:p text:style-name="P16">Ditech</text:p>
          </table:table-cell>
          <table:table-cell table:style-name="Tabela4.B4" office:value-type="string">
            <text:p text:style-name="P22">Programador PHP</text:p>
          </table:table-cell>
        </table:table-row>
        <table:table-row>
          <table:covered-table-cell/>
          <table:table-cell table:style-name="Tabela4.A1" office:value-type="string">
            <text:p text:style-name="P15">Atuando em projetos do cliente 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3">05/2017</text:span></text:p>
            <text:p text:style-name="P15">AdvancedIT</text:p>
          </table:table-cell>
          <table:table-cell table:style-name="Tabela4.B6" office:value-type="string">
            <text:p text:style-name="P21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3">Alocado no cliente Inmetro. Atua principalmente com a linguagem PHP</text:p>
            <text:p text:style-name="P13">(CakePHP) e banco de dados Oracle no projeto Cronotacógrafo. Realiza desde o levantamento de requisitos através de entrevistas com usuário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17">Construtora Pelotense</text:p>
          </table:table-cell>
          <table:table-cell table:style-name="Tabela4.B8" office:value-type="string">
            <text:p text:style-name="P21">Analista de Sistemas</text:p>
          </table:table-cell>
        </table:table-row>
        <table:table-row>
          <table:covered-table-cell/>
          <table:table-cell table:style-name="Tabela4.A1" office:value-type="string">
            <text:p text:style-name="P14">Atuou no desenvolvimento de sistema web interno que tem por objetivo</text:p>
            <text:p text:style-name="Table_20_Contents">gerenciar contratos e faturas das obras. O módulo de faturas é carregado com informações da base de dados (SQL Server) gerenciada pelo sistema da TOTVS: RM e Fluxos. Desenvolveu com PHP (Laravel), TDD, Git, em ambiente linux juntamente com banco de dados MySql.</text:p>
          </table:table-cell>
        </table:table-row>
        <table:table-row>
          <table:table-cell table:style-name="Tabela4.A2" table:number-rows-spanned="2" office:value-type="string">
            <text:p text:style-name="Table_20_Contents">01/2013 – 08/2013</text:p>
            <text:p text:style-name="P13">Constat</text:p>
          </table:table-cell>
          <table:table-cell table:style-name="Tabela4.B10" office:value-type="string">
            <text:p text:style-name="P23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2" table:number-rows-spanned="2" office:value-type="string">
            <text:p text:style-name="Table_20_Contents">05/2012 – 12/2012</text:p>
            <text:p text:style-name="P13">EMATER / ASCAR</text:p>
          </table:table-cell>
          <table:table-cell table:style-name="Tabela4.B12" office:value-type="string">
            <text:p text:style-name="P24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14">Ingressou mediante concurso público, atuando na manutenção de computadores nos escritórios municipais. Eventualmente desenvolveu programas em Java para auxiliar nas demandas do setor.</text:p>
            <text:p text:style-name="P14"><text:soft-page-break/></text:p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3">CWI</text:p>
          </table:table-cell>
          <table:table-cell table:style-name="Tabela4.B14" office:value-type="string">
            <text:p text:style-name="P21">Programador</text:p>
          </table:table-cell>
        </table:table-row>
        <table:table-row>
          <table:covered-table-cell/>
          <table:table-cell table:style-name="Tabela4.A1" office:value-type="string">
            <text:p text:style-name="P13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eeeee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2-12T10:28:59.057150287</dc:date>
    <meta:editing-duration>PT1H26M59S</meta:editing-duration>
    <meta:editing-cycles>37</meta:editing-cycles>
    <meta:generator>LibreOffice/5.4.2.2$Linux_X86_64 LibreOffice_project/40m0$Build-2</meta:generator>
    <meta:document-statistic meta:table-count="5" meta:image-count="0" meta:object-count="0" meta:page-count="3" meta:paragraph-count="124" meta:word-count="666" meta:character-count="4680" meta:non-whitespace-character-count="4130"/>
  </office:meta>
</office:document-meta>
</file>